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officeooo:rsid="00135c96" officeooo:paragraph-rsid="00135c96"/>
    </style:style>
    <style:style style:name="P7" style:family="paragraph" style:parent-style-name="Table_20_Contents">
      <style:text-properties officeooo:rsid="00152d1e" officeooo:paragraph-rsid="00152d1e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text-properties officeooo:rsid="0019710b" officeooo:paragraph-rsid="001b488f"/>
    </style:style>
    <style:style style:name="P10" style:family="paragraph" style:parent-style-name="Table_20_Contents">
      <style:text-properties fo:font-weight="bold" officeooo:rsid="001d5e72" officeooo:paragraph-rsid="001d5e72" style:font-weight-asian="bold" style:font-weight-complex="bold"/>
    </style:style>
    <style:style style:name="P11" style:family="paragraph" style:parent-style-name="Table_20_Contents">
      <style:text-properties fo:font-weight="bold" officeooo:rsid="001f7675" officeooo:paragraph-rsid="001f7675" style:font-weight-asian="bold" style:font-weight-complex="bold"/>
    </style:style>
    <style:style style:name="P12" style:family="paragraph" style:parent-style-name="Table_20_Contents">
      <style:text-properties fo:font-weight="bold" officeooo:rsid="0021332c" officeooo:paragraph-rsid="0021332c" style:font-weight-asian="bold" style:font-weight-complex="bold"/>
    </style:style>
    <style:style style:name="P13" style:family="paragraph" style:parent-style-name="Table_20_Contents">
      <style:text-properties fo:font-weight="bold" officeooo:rsid="00263a1c" officeooo:paragraph-rsid="00263a1c" style:font-weight-asian="bold" style:font-weight-complex="bold"/>
    </style:style>
    <style:style style:name="P14" style:family="paragraph" style:parent-style-name="Table_20_Contents">
      <style:text-properties fo:font-weight="bold" officeooo:rsid="00270e57" officeooo:paragraph-rsid="00270e57" style:font-weight-asian="bold" style:font-weight-complex="bold"/>
    </style:style>
    <style:style style:name="P15" style:family="paragraph" style:parent-style-name="Table_20_Contents">
      <style:text-properties officeooo:rsid="001b488f" officeooo:paragraph-rsid="001b488f"/>
    </style:style>
    <style:style style:name="P16" style:family="paragraph" style:parent-style-name="Table_20_Contents">
      <style:text-properties fo:font-size="10pt" officeooo:rsid="00172ad5" officeooo:paragraph-rsid="0019710b" style:font-size-asian="10pt" style:font-size-complex="10pt"/>
    </style:style>
    <style:style style:name="P17" style:family="paragraph" style:parent-style-name="Table_20_Contents">
      <style:text-properties fo:font-size="10pt" officeooo:rsid="00172ad5" officeooo:paragraph-rsid="00172ad5" style:font-size-asian="10pt" style:font-size-complex="10pt"/>
    </style:style>
    <style:style style:name="P18" style:family="paragraph" style:parent-style-name="Table_20_Contents">
      <style:text-properties fo:font-size="10pt" officeooo:rsid="00172ad5" officeooo:paragraph-rsid="00184805" style:font-size-asian="10pt" style:font-size-complex="10pt"/>
    </style:style>
    <style:style style:name="P19" style:family="paragraph" style:parent-style-name="Table_20_Contents">
      <style:text-properties fo:font-size="10pt" officeooo:rsid="0019710b" officeooo:paragraph-rsid="0019710b" style:font-size-asian="10pt" style:font-size-complex="10pt"/>
    </style:style>
    <style:style style:name="P20" style:family="paragraph" style:parent-style-name="Table_20_Contents">
      <style:text-properties fo:font-size="10pt" officeooo:rsid="0019710b" officeooo:paragraph-rsid="001b488f" style:font-size-asian="10pt" style:font-size-complex="10pt"/>
    </style:style>
    <style:style style:name="P21" style:family="paragraph" style:parent-style-name="Table_20_Contents">
      <style:text-properties fo:font-size="10pt" officeooo:rsid="001b488f" officeooo:paragraph-rsid="001b488f" style:font-size-asian="10pt" style:font-size-complex="10pt"/>
    </style:style>
    <style:style style:name="P22" style:family="paragraph" style:parent-style-name="Table_20_Contents">
      <style:text-properties fo:font-size="10pt" fo:font-weight="bold" officeooo:rsid="00172ad5" officeooo:paragraph-rsid="00184805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fo:font-weight="bold" officeooo:rsid="00172ad5" officeooo:paragraph-rsid="00172ad5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officeooo:rsid="001b9956" officeooo:paragraph-rsid="001b9956"/>
    </style:style>
    <style:style style:name="P25" style:family="paragraph" style:parent-style-name="Table_20_Contents">
      <style:text-properties officeooo:rsid="001c4584" officeooo:paragraph-rsid="001c4584"/>
    </style:style>
    <style:style style:name="P26" style:family="paragraph" style:parent-style-name="Table_20_Contents">
      <style:text-properties officeooo:rsid="001d5e72" officeooo:paragraph-rsid="001d5e72"/>
    </style:style>
    <style:style style:name="P27" style:family="paragraph" style:parent-style-name="Table_20_Contents">
      <style:text-properties officeooo:rsid="001df96f" officeooo:paragraph-rsid="001df96f"/>
    </style:style>
    <style:style style:name="P28" style:family="paragraph" style:parent-style-name="Table_20_Contents">
      <style:text-properties officeooo:rsid="001f7675" officeooo:paragraph-rsid="001f7675"/>
    </style:style>
    <style:style style:name="P29" style:family="paragraph" style:parent-style-name="Table_20_Contents">
      <style:text-properties officeooo:rsid="0021332c" officeooo:paragraph-rsid="0021332c"/>
    </style:style>
    <style:style style:name="P30" style:family="paragraph" style:parent-style-name="Table_20_Contents">
      <style:text-properties officeooo:paragraph-rsid="001c4584"/>
    </style:style>
    <style:style style:name="P31" style:family="paragraph" style:parent-style-name="Table_20_Contents">
      <style:text-properties fo:font-weight="normal" officeooo:rsid="0021332c" officeooo:paragraph-rsid="0021332c" style:font-weight-asian="normal" style:font-weight-complex="normal"/>
    </style:style>
    <style:style style:name="P32" style:family="paragraph" style:parent-style-name="Table_20_Contents">
      <style:text-properties fo:font-weight="normal" officeooo:rsid="00229047" officeooo:paragraph-rsid="00229047" style:font-weight-asian="normal" style:font-weight-complex="normal"/>
    </style:style>
    <style:style style:name="P33" style:family="paragraph" style:parent-style-name="Table_20_Contents">
      <style:text-properties officeooo:rsid="00235c75" officeooo:paragraph-rsid="00235c75"/>
    </style:style>
    <style:style style:name="P34" style:family="paragraph" style:parent-style-name="Table_20_Contents">
      <style:text-properties officeooo:rsid="00263a1c" officeooo:paragraph-rsid="00263a1c"/>
    </style:style>
    <style:style style:name="P35" style:family="paragraph" style:parent-style-name="Table_20_Contents">
      <style:text-properties officeooo:paragraph-rsid="00263a1c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88f" style:font-weight-asian="bold" style:font-weight-complex="bold"/>
    </style:style>
    <style:style style:name="T4" style:family="text">
      <style:text-properties fo:font-weight="bold" officeooo:rsid="001b9956" style:font-weight-asian="bold" style:font-weight-complex="bold"/>
    </style:style>
    <style:style style:name="T5" style:family="text">
      <style:text-properties fo:font-weight="bold" officeooo:rsid="0021332c" style:font-weight-asian="bold" style:font-weight-complex="bold"/>
    </style:style>
    <style:style style:name="T6" style:family="text">
      <style:text-properties fo:font-weight="bold" officeooo:rsid="00263a1c" style:font-weight-asian="bold" style:font-weight-complex="bold"/>
    </style:style>
    <style:style style:name="T7" style:family="text">
      <style:text-properties officeooo:rsid="00184805"/>
    </style:style>
    <style:style style:name="T8" style:family="text">
      <style:text-properties officeooo:rsid="0019710b"/>
    </style:style>
    <style:style style:name="T9" style:family="text">
      <style:text-properties officeooo:rsid="001b488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488f" style:font-weight-asian="normal" style:font-weight-complex="normal"/>
    </style:style>
    <style:style style:name="T12" style:family="text">
      <style:text-properties fo:font-weight="normal" officeooo:rsid="001d67b7" style:font-weight-asian="normal" style:font-weight-complex="normal"/>
    </style:style>
    <style:style style:name="T13" style:family="text">
      <style:text-properties fo:font-weight="normal" officeooo:rsid="00263a1c" style:font-weight-asian="normal" style:font-weight-complex="normal"/>
    </style:style>
    <style:style style:name="T14" style:family="text">
      <style:text-properties officeooo:rsid="001b9956"/>
    </style:style>
    <style:style style:name="T15" style:family="text">
      <style:text-properties officeooo:rsid="001c4584"/>
    </style:style>
    <style:style style:name="T16" style:family="text">
      <style:text-properties officeooo:rsid="001d67b7"/>
    </style:style>
    <style:style style:name="T17" style:family="text">
      <style:text-properties officeooo:rsid="0021332c"/>
    </style:style>
    <style:style style:name="T18" style:family="text">
      <style:text-properties officeooo:rsid="002454b1"/>
    </style:style>
    <style:style style:name="T19" style:family="text">
      <style:text-properties officeooo:rsid="00263a1c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Marcos Avilés Luqu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Con la misma orden uptime optenemos la siguiente información:</text:p>
            <text:p text:style-name="P6">marcos@marcos-Inspiron-910:~$ uptime</text:p>
            <text:p text:style-name="P6"><text:s/>11:50:52 up 31 min, <text:s/>2 users, <text:s/>load average: 0,38, 0,99, 0,93</text:p>
            <text:p text:style-name="P6">a) ¿Cuánto tiempo lleva en marcha el sistema?</text:p>
            <text:p text:style-name="P6">El sistema lleva en marcha 31 minutos.</text:p>
            <text:p text:style-name="P6">b) ¿Cuántos usuarios hay trabajando?</text:p>
            <text:p text:style-name="P6">Hay 2 usuarios trabajando.</text:p>
            <text:p text:style-name="P6">c) ¿Cuál es la carga media del sistema en los últimos 15 minutos?</text:p>
            <text:p text:style-name="P6">Y la carga media en los últimos 15 minutos es 0,93.</text:p>
            <text:p text:style-name="Table_20_Contents"/>
            <text:p text:style-name="P7">marcos@marcos-Inspiron-910:~$ uptime</text:p>
            <text:p text:style-name="P7"><text:s/>11:50:52 up 31 min, <text:s/>2 users, <text:s/>load average: 0,38, 0,99, 0,93</text:p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6">a) <text:span text:style-name="T8">#!/bin/bash</text:span></text:p>
            <text:p text:style-name="P19">if [ $# != 1 ]; then</text:p>
            <text:p text:style-name="P19"><text:tab/>echo "Error. Introduzca el número de iteracciones"</text:p>
            <text:p text:style-name="P19"><text:tab/>exit 1</text:p>
            <text:p text:style-name="P19">fi</text:p>
            <text:p text:style-name="P19">variable=0</text:p>
            <text:p text:style-name="P19">for (( CONTADOR=0; CONTADOR&lt;$1; CONTADOR++ )) ; </text:p>
            <text:p text:style-name="P19"><text:tab/>do</text:p>
            <text:p text:style-name="P19"><text:tab/><text:tab/>variable=$[ $variable*2/2 ]</text:p>
            <text:p text:style-name="P19"><text:tab/><text:tab/>variable=$[ $variable + 1 ]</text:p>
            <text:p text:style-name="P19"><text:tab/><text:tab/>sleep 1</text:p>
            <text:p text:style-name="P19"><text:tab/>done</text:p>
            <text:p text:style-name="P19">printf "El valor de la variable es:%d\n" $variable</text:p>
            <text:p text:style-name="P17"/>
            <text:p text:style-name="P18">b)<text:span text:style-name="T7">Ejecutamos varios procesos en segundo plano con 100 interacciones cada uno</text:span></text:p>
            <text:p text:style-name="P22"><text:s/>./<text:span text:style-name="T7">ejercicio32.sh 100 &amp;</text:span></text:p>
            <text:p text:style-name="P19"><text:soft-page-break/>[1] 3897</text:p>
            <text:p text:style-name="P23">./<text:span text:style-name="T7">ejercicio32.sh 100 &amp;</text:span></text:p>
            <text:p text:style-name="P19">[2] 3901 </text:p>
            <text:p text:style-name="P19">Mediante el comando <text:span text:style-name="T2">top</text:span> encontramos los procesos por su PID y podemos comprobar que su priorida es 20 para cada proceso.</text:p>
            <text:p text:style-name="P19">PID USUARIO <text:s text:c="2"/>PR <text:s/>NI <text:s text:c="3"/>VIRT <text:s text:c="3"/>RES <text:s text:c="3"/>SHR S <text:s/>%CPU %MEM <text:s text:c="4"/>HORA+ ORDEN </text:p>
            <text:p text:style-name="P19">3897 root <text:s text:c="5"/>20 <text:s text:c="2"/>0 <text:s text:c="3"/>6696 <text:s text:c="2"/>2812 <text:s text:c="2"/>2640 S <text:s text:c="2"/>0,3 <text:s/>0,3 <text:s text:c="2"/>0:00.03 ejercicio3+</text:p>
            <text:p text:style-name="P19"><text:s/>3901 root <text:s text:c="5"/>20 <text:s text:c="2"/>0 <text:s text:c="3"/>6696 <text:s text:c="2"/>2796 <text:s text:c="2"/>2628 S <text:s text:c="2"/>0,3 <text:s/>0,3 <text:s text:c="2"/>0:00.02 ejercicio3+</text:p>
            <text:p text:style-name="P19"/>
            <text:p text:style-name="P21">Ahora utilizamos el comando <text:span text:style-name="T2">renice </text:span>para aumentar y disminuir las prioridad</text:p>
            <text:p text:style-name="P19"><text:span text:style-name="T2">renice -5 3897</text:span> <text:span text:style-name="T9">(disminuimos con numeros negativos)</text:span></text:p>
            <text:p text:style-name="P19">3897 (ID de proceso) prioridad antigua 0, prioridad nueva -5</text:p>
            <text:p text:style-name="P20"><text:span text:style-name="T2">renice </text:span><text:span text:style-name="T3">1</text:span><text:span text:style-name="T2">5 3</text:span><text:span text:style-name="T3">901 </text:span><text:span text:style-name="T11">(aumentamos prioridad con numeros positivos)</text:span></text:p>
            <text:p text:style-name="P20">3<text:span text:style-name="T9">901</text:span> (ID de proceso) prioridad antigua 0, prioridad nueva <text:span text:style-name="T9">1</text:span>5</text:p>
            <text:p text:style-name="P9"/>
            <text:p text:style-name="P15">Asignar un valor negativo aumenta la posibilidad de ejecución de un proceso. Por el contrario asignando un valor positivo hacemos desfavorable así la posibilidad de ejecución de un proceso.</text:p>
            <text:p text:style-name="P15">Tambien tenemos que saber que los usuarios root pueden asignar cualquier valor permitido (entre -20,19) y lo usuarios sin privilegios solo podrán asignar valores positivos.</text:p>
            <text:p text:style-name="P15">c) <text:span text:style-name="T4">time</text:span><text:span text:style-name="T14"> ./ejercicio32.sh 100</text:span></text:p>
            <text:p text:style-name="P24">real<text:tab/>1m40.932s</text:p>
            <text:p text:style-name="P24">user<text:tab/>0m0.048s</text:p>
            <text:p text:style-name="P24">sys<text:tab/>0m0.084s</text:p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5">a) Mediante la orden <text:span text:style-name="T2">mpstat</text:span> obtenemos que %irq (porcentaje de tiempo que la CPU gasta con interrupciones hardware) es 0,00%:</text:p>
            <text:p text:style-name="P25">12:36:44 <text:s text:c="4"/>CPU <text:s text:c="3"/>%usr <text:s text:c="2"/>%nice <text:s text:c="3"/>%sys %iowait <text:s text:c="3"/>%irq <text:s text:c="2"/>%soft <text:s/>%steal <text:s/>%guest <text:s/>%gnice <text:s text:c="2"/>%idle</text:p>
            <text:p text:style-name="P25">12:36:44 <text:s text:c="4"/>all <text:s text:c="2"/>10,42 <text:s text:c="3"/>0,64 <text:s text:c="3"/>2,22 <text:s text:c="3"/>3,07 <text:s text:c="3"/>0,00 <text:s text:c="3"/>0,08 <text:s text:c="3"/>0,00 <text:s text:c="3"/>0,00 <text:s text:c="3"/>0,00 <text:s text:c="2"/>83,57</text:p>
            <text:p text:style-name="P25">b) Por la misma orden anterior obtenemos que hay un 0,08 % de %soft : porcentaje de tiempo que la CPU gasta con interrupciones software.</text:p>
            <text:p text:style-name="P25">c) Mediante la orden <text:span text:style-name="T2">top</text:span> obtenemos:</text:p>
            <text:p text:style-name="P30"><text:span text:style-name="T15">KiB Swap: <text:s/>1036284 total, <text:s text:c="2"/>345656 used, <text:s text:c="2"/>690628 free. <text:s text:c="2"/>303304 cached Mem</text:span></text:p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0"><text:span text:style-name="T16">v</text:span>mstat 2 20 <text:span text:style-name="T16">&gt;&gt; archivo.txt </text:span><text:span text:style-name="T12">De esta manera volcamos la información monotorizada por el comando vmstat en un archivo de texto, que sería como la planteada en el guión y un ejemplo seria:</text:span></text:p>
            <text:p text:style-name="P26">procs -----------memory---------- ---swap-- -----io---- -system-- ------cpu-----</text:p>
            <text:p text:style-name="P26"><text:s/>r <text:s/>b <text:s text:c="2"/>swpd <text:s/>libre búfer caché <text:s text:c="2"/>si <text:s text:c="2"/>so <text:s text:c="3"/>bi <text:s text:c="3"/>bo <text:s text:c="2"/>in <text:s text:c="2"/>cs us sy id wa st</text:p>
            <text:p text:style-name="P26"><text:s/>0 <text:s/>0 339972 <text:s/>98332 <text:s/>27692 331428 <text:s text:c="3"/>6 <text:s text:c="2"/>24 <text:s text:c="3"/>86 <text:s text:c="3"/>50 <text:s/>212 <text:s/>363 12 <text:s/>2 83 <text:s/>3 <text:s/>0</text:p>
            <text:p text:style-name="P26"><text:s/>0 <text:s/>0 339972 <text:s/>98256 <text:s/>27692 331428 <text:s text:c="3"/>0 <text:s text:c="3"/>0 <text:s text:c="4"/>0 <text:s text:c="4"/>0 <text:s/>407 <text:s/>778 10 <text:s/>1 89 <text:s/>0 <text:s/>0</text:p>
            <text:p text:style-name="P26"><text:s/>1 <text:s/>0 339972 <text:s/>98100 <text:s/>27692 331428 <text:s text:c="3"/>0 <text:s text:c="3"/>0 <text:s text:c="4"/>0 <text:s text:c="4"/>0 <text:s/>707 <text:s/>995 12 <text:s/>3 85 <text:s/>0 <text:s/>0</text:p>
            <text:p text:style-name="P26"><text:s/>0 <text:s/>0 339972 <text:s/>98008 <text:s/>27692 331428 <text:s text:c="3"/>0 <text:s text:c="3"/>0 <text:s text:c="4"/>0 <text:s text:c="4"/>0 <text:s/>969 1369 19 <text:s/>5 77 <text:s/>0 <text:s/>0</text:p>
            <text:p text:style-name="P26"><text:s/>0 <text:s/>0 339972 101236 <text:s/>27692 327660 <text:s text:c="3"/>0 <text:s text:c="3"/>0 <text:s text:c="4"/>0 <text:s text:c="4"/>2 <text:s/>810 1194 16 <text:s/>4 80 <text:s/>0 <text:s/>0</text:p>
            <text:p text:style-name="P26"><text:s/>0 <text:s/>0 339972 <text:s/>99324 <text:s/>27692 327660 <text:s text:c="3"/>0 <text:s text:c="3"/>0 <text:s text:c="4"/>0 <text:s text:c="4"/>0 <text:s/>565 <text:s/>759 <text:s/>9 <text:s/>4 87 <text:s/>0 <text:s/>0</text:p>
            <text:p text:style-name="P26"><text:s/>0 <text:s/>0 339972 <text:s/>99168 <text:s/>27692 327660 <text:s text:c="3"/>0 <text:s text:c="3"/>0 <text:s text:c="4"/>0 <text:s text:c="4"/>0 <text:s/>336 <text:s/>731 10 <text:s/>1 89 <text:s/>0 <text:s/>0</text:p>
            <text:p text:style-name="P26"><text:s/>0 <text:s/>0 339972 <text:s/>98692 <text:s/>27700 327624 <text:s text:c="3"/>0 <text:s text:c="3"/>0 <text:s text:c="4"/>0 <text:s text:c="2"/>110 <text:s/>484 <text:s/>910 11 <text:s/>2 86 <text:s/>2 <text:s/>0</text:p>
            <text:p text:style-name="P26"><text:s/>1 <text:s/>0 339972 <text:s/>98556 <text:s/>27700 327676 <text:s text:c="3"/>0 <text:s text:c="3"/>0 <text:s text:c="4"/>0 <text:s text:c="4"/>0 1109 1595 27 <text:s/>5 68 <text:s/>0 <text:s/>0</text:p>
            <text:p text:style-name="P26"><text:s/>0 <text:s/>0 339960 <text:s/>99072 <text:s/>27704 326408 <text:s text:c="3"/>6 <text:s text:c="3"/>0 <text:s text:c="2"/>348 <text:s text:c="4"/>2 1153 1656 31 <text:s/>7 63 <text:s/>0 <text:s/>0</text:p>
            <text:p text:style-name="P26"><text:s/>3 <text:s/>0 339960 <text:s/>99052 <text:s/>27748 327940 <text:s text:c="3"/>0 <text:s text:c="3"/>0 <text:s text:c="2"/>600 <text:s text:c="4"/>0 1156 1845 31 <text:s/>6 62 <text:s/>1 <text:s/>0</text:p>
            <text:p text:style-name="P26"><text:s/>1 <text:s/>0 339960 <text:s/>98088 <text:s/>27780 328404 <text:s text:c="3"/>0 <text:s text:c="3"/>0 <text:s text:c="3"/>68 <text:s text:c="4"/>0 1116 1484 32 <text:s/>5 63 <text:s/>0 <text:s/>0</text:p>
            <text:p text:style-name="P26"><text:s/>0 <text:s/>0 339956 <text:s/>98276 <text:s/>27788 327160 <text:s text:c="3"/>8 <text:s text:c="3"/>0 <text:s text:c="4"/>8 <text:s text:c="3"/>20 1099 1680 33 <text:s/>5 61 <text:s/>0 <text:s/>0</text:p>
            <text:p text:style-name="P26"><text:s/>0 <text:s/>0 339956 <text:s/>99228 <text:s/>27788 325380 <text:s text:c="3"/>0 <text:s text:c="3"/>0 <text:s text:c="4"/>0 <text:s text:c="4"/>0 <text:s/>765 1116 11 <text:s/>3 86 <text:s/>0 <text:s/>0</text:p>
            <text:p text:style-name="P26"><text:s/>0 <text:s/>0 339956 <text:s/>98948 <text:s/>27788 325344 <text:s text:c="3"/>0 <text:s text:c="3"/>0 <text:s text:c="4"/>0 <text:s text:c="3"/>36 <text:s/>671 <text:s/>961 10 <text:s/>2 88 <text:s/>0 <text:s/>0</text:p>
            <text:p text:style-name="P26"><text:s/>0 <text:s/>0 339956 <text:s/>98700 <text:s/>27796 325336 <text:s text:c="3"/>0 <text:s text:c="3"/>0 <text:s text:c="4"/>0 <text:s text:c="4"/>8 <text:s/>342 <text:s/>761 <text:s/>9 <text:s/>2 89 <text:s/>0 <text:s/>0</text:p>
            <text:p text:style-name="P26"><text:s/>0 <text:s/>0 339956 <text:s/>98484 <text:s/>27796 325308 <text:s text:c="3"/>0 <text:s text:c="3"/>0 <text:s text:c="4"/>0 <text:s text:c="4"/>0 <text:s/>376 <text:s/>768 <text:s/>9 <text:s/>2 89 <text:s/>0 <text:s/>0</text:p>
            <text:p text:style-name="P26"><text:s/>0 <text:s/>0 339956 <text:s/>98204 <text:s/>27796 325308 <text:s text:c="3"/>0 <text:s text:c="3"/>0 <text:s text:c="4"/>0 <text:s text:c="3"/>22 <text:s/>420 <text:s/>790 <text:s/>9 <text:s/>1 81 <text:s/>9 <text:s/>0</text:p>
            <text:p text:style-name="P26"><text:s/>0 <text:s/>0 339956 <text:s/>97872 <text:s/>27796 325308 <text:s text:c="3"/>0 <text:s text:c="3"/>0 <text:s text:c="4"/>0 <text:s text:c="4"/>0 <text:s/>367 <text:s/>739 10 <text:s/>2 88 <text:s/>0 <text:s/>0</text:p>
            <text:p text:style-name="P26"><text:s/>1 <text:s/>0 339956 105488 <text:s/>27796 317156 <text:s text:c="3"/>0 <text:s text:c="3"/>0 <text:s text:c="4"/>0 <text:s text:c="4"/>0 <text:s/>353 <text:s/>743 10 <text:s/>1 88 <text:s/>0 <text:s/>0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P27">a) ls -ltu </text:p>
            <text:p text:style-name="P27">b) ls -ltc</text:p>
            <text:p text:style-name="Table_20_Contents"/>
            <text:p text:style-name="Table_20_Contents"/>
          </table:table-cell>
        </table:table-row>
      </table:table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Este ejercicio no lo pude terminar en el labotario y lo realizé en casa, por lo que cogí mi directorio home personal de casa, que consta de 2140460 bloques:</text:p>
            <text:p text:style-name="P28">1) <text:span text:style-name="T2">du /home</text:span></text:p>
            <text:p text:style-name="P28">…</text:p>
            <text:p text:style-name="P28">2192<text:tab/>/home/marcos/.config</text:p>
            <text:p text:style-name="P28">2140456<text:tab/>/home/marcos</text:p>
            <text:p text:style-name="P28">2140460<text:tab/>/home</text:p>
            <text:p text:style-name="P28">para formato “human readable format”:</text:p>
            <text:p text:style-name="P11">du -h /home</text:p>
            <text:p text:style-name="P28">…</text:p>
            <text:p text:style-name="P28">2,2M<text:tab/>/home/marcos/.config</text:p>
            <text:p text:style-name="P28">2,1G<text:tab/>/home/marcos</text:p>
            <text:p text:style-name="P28">2,1G<text:tab/>/home</text:p>
            <text:p text:style-name="P28"/>
            <text:p text:style-name="P28">2) <text:span text:style-name="T5">df -i /home</text:span><text:span text:style-name="T17"> </text:span></text:p>
            <text:p text:style-name="P29">S.ficheros <text:s text:c="44"/>Nodos-i NUsados NLibres NUso% Montado en</text:p>
            <text:p text:style-name="P29">/dev/disk/by-uuid/f-ae58-326b91bc8 <text:s/>424320 <text:s/>207802 <text:s/>216518 <text:s text:c="2"/>49% <text:s text:c="14"/>/</text:p>
            <text:p text:style-name="P29">Mi raiz home tiene <text:s/>207802 inodos usados y <text:s/>216518 inodos libres que se podrian crear.</text:p>
            <text:p text:style-name="P29"/>
            <text:p text:style-name="P29">3) <text:span text:style-name="T2">du -h /etc</text:span></text:p>
            <text:p text:style-name="P29">14M<text:tab/>/etc</text:p>
            <text:p text:style-name="P12">du -h /var</text:p>
            <text:p text:style-name="P29">473M<text:tab/>/var</text:p>
            <text:p text:style-name="P12">du -h /bin</text:p>
            <text:p text:style-name="P31"><text:soft-page-break/>13M<text:tab/>/bin</text:p>
            <text:p text:style-name="P12">du -h /usr</text:p>
            <text:p text:style-name="P31">2,9G<text:tab/>/usr</text:p>
            <text:p text:style-name="P12">du -h /lib</text:p>
            <text:p text:style-name="P31">283M<text:tab/>/lib</text:p>
            <text:p text:style-name="P32">4) La orden du con la opcion -k podemos resumir el espacio del directorio en bloques de K</text:p>
            <text:p text:style-name="P32"><text:span text:style-name="T2">du -k 4 /etc</text:span></text:p>
            <text:p text:style-name="P32">3531776<text:tab/>/etc</text:p>
          </table:table-cell>
        </table:table-row>
      </table:table>
      <text:p text:style-name="P5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3"><text:span text:style-name="T18">t</text:span>ouch archivo.txt, target_hardLink2.txt;</text:p>
            <text:p text:style-name="P33">ln archivo.txt hardLink</text:p>
            <text:p text:style-name="P33">ln target_hardLink2.txt hardLink2</text:p>
            <text:p text:style-name="P33">ln -s archivo.txt softLink</text:p>
            <text:p text:style-name="P33">Los enlaces duros sobre los archivos se denota con el “2” y los enlaces simbolicos aunque pertenezcan al mismo archivo que un enlace duro se denota con el numero “1”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"><text:span text:style-name="T19">Consultando el manual mknod, encontramos que para crear un dispositivo de bloques utilizamos la opcion </text:span><text:span text:style-name="T10">b </text:span><text:span text:style-name="T13">(</text:span>crea un “buffer”.Archivo especial de bloque<text:span text:style-name="T19">) y la opción </text:span>c, u <text:span text:style-name="T19">(</text:span>crea un <text:span text:style-name="T19">dispositivo</text:span> “sin búfer”. Archivo especial<text:span text:style-name="T19">)</text:span></text:p>
            <text:p text:style-name="P13">mknod dispositivoBloques b 1 2</text:p>
            <text:p text:style-name="P13">mknod dispositivoCaracteres c 1 2</text:p>
            <text:p text:style-name="P14">ls -li</text:p>
            <text:p text:style-name="P34">14249 brw-r--r-- 1 root root <text:s text:c="4"/>1, 2 Oct 17 09:09 dispositivoBloques</text:p>
            <text:p text:style-name="P34">14251 crw-r--r-- 1 root root <text:s text:c="4"/>1, 2 Oct 17 09:09 dispositivoCaracteres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0</meta:editing-cycles>
    <meta:creation-date>2011-10-05T09:46:35.67</meta:creation-date>
    <meta:editing-duration>PT23H57M6S</meta:editing-duration>
    <meta:generator>LibreOffice/4.4.2.2$Linux_x86 LibreOffice_project/40m0$Build-2</meta:generator>
    <dc:date>2015-10-17T15:10:43.085793636</dc:date>
    <meta:print-date>2011-10-06T10:39:21.37</meta:print-date>
    <meta:document-statistic meta:table-count="14" meta:image-count="1" meta:object-count="0" meta:page-count="6" meta:paragraph-count="136" meta:word-count="1236" meta:character-count="7111" meta:non-whitespace-character-count="5340"/>
    <meta:user-defined meta:name="Información 1"/>
    <meta:user-defined meta:name="Información 2"/>
    <meta:user-defined meta:name="Información 3"/>
    <meta:user-defined meta:name="Información 4"/>
  </office:meta>
</office:document-meta>
</file>